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4257in" table:align="right"/>
    </style:style>
    <style:style style:name="Table2.A" style:family="table-column">
      <style:table-column-properties style:column-width="3.1847in"/>
    </style:style>
    <style:style style:name="Table2.B" style:family="table-column">
      <style:table-column-properties style:column-width="1.6021in"/>
    </style:style>
    <style:style style:name="Table2.C" style:family="table-column">
      <style:table-column-properties style:column-width="1.638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431in" fo:margin-left="0.4903in" fo:margin-right="-0.0083in" table:align="margins"/>
    </style:style>
    <style:style style:name="Table4.A" style:family="table-column">
      <style:table-column-properties style:column-width="0.9194in" style:rel-column-width="9352*"/>
    </style:style>
    <style:style style:name="Table4.B" style:family="table-column">
      <style:table-column-properties style:column-width="0.9465in" style:rel-column-width="9627*"/>
    </style:style>
    <style:style style:name="Table4.C" style:family="table-column">
      <style:table-column-properties style:column-width="4.5771in" style:rel-column-width="46556*"/>
    </style:style>
    <style:style style:name="Table4.1" style:family="table-row">
      <style:table-row-properties style:min-row-height="1.4604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4.1042in" fo:margin-left="0.4736in" fo:margin-right="2.3472in" table:align="margins"/>
    </style:style>
    <style:style style:name="Table3.A" style:family="table-column">
      <style:table-column-properties style:column-width="0.9611in" style:rel-column-width="15346*"/>
    </style:style>
    <style:style style:name="Table3.B" style:family="table-column">
      <style:table-column-properties style:column-width="1.9486in" style:rel-column-width="31115*"/>
    </style:style>
    <style:style style:name="Table3.C" style:family="table-column">
      <style:table-column-properties style:column-width="1.1944in" style:rel-column-width="1907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6" style:family="paragraph" style:parent-style-name="Standard">
      <style:text-properties style:font-name="Courier" fo:font-size="8pt" style:font-size-asian="8pt" style:font-size-complex="8pt"/>
    </style:style>
    <style:style style:name="P7" style:family="paragraph" style:parent-style-name="Table_20_Contents">
      <style:text-properties style:font-name="Georgia" fo:font-size="8pt" style:font-size-asian="8pt" style:font-size-complex="8pt"/>
    </style:style>
    <style:style style:name="P8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Courier" fo:font-size="8pt" style:font-size-asian="8pt" style:font-size-complex="8pt"/>
    </style:style>
    <style:style style:name="P10" style:family="paragraph" style:parent-style-name="Text_20_body" style:list-style-name="L1">
      <style:text-properties style:font-name="Georgia1" fo:font-size="8pt" fo:font-style="normal" style:font-style-asian="normal" style:font-style-complex="normal"/>
    </style:style>
    <style:style style:name="P11" style:family="paragraph" style:parent-style-name="Text_20_body" style:list-style-name="L1">
      <style:text-properties style:font-name="Georgia1" fo:font-size="8pt"/>
    </style:style>
    <style:style style:name="P12" style:family="paragraph" style:parent-style-name="Standard" style:list-style-name="L1">
      <style:text-properties style:font-name="Georgia" fo:font-size="8pt" style:font-size-asian="8pt" style:font-size-complex="8pt"/>
    </style:style>
    <style:style style:name="P13" style:family="paragraph" style:parent-style-name="Standard" style:list-style-name="L1">
      <style:text-properties style:font-name="Courier" fo:font-size="8pt" style:font-size-asian="8pt" style:font-size-complex="8pt"/>
    </style:style>
    <style:style style:name="P14" style:family="paragraph" style:parent-style-name="Standard" style:list-style-name="L1">
      <style:text-properties style:font-name="Courier" fo:font-size="8pt" style:text-underline-style="none" style:font-size-asian="8pt" style:font-size-complex="8pt"/>
    </style:style>
    <style:style style:name="P15" style:family="paragraph" style:parent-style-name="Standard" style:list-style-name="L1">
      <style:text-properties fo:font-size="8pt" style:font-size-asian="8pt" style:font-size-complex="8pt"/>
    </style:style>
    <style:style style:name="P16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 style:list-style-name="L1">
      <style:paragraph-properties fo:break-before="column"/>
      <style:text-properties style:font-name="Georgia" fo:font-size="8pt" style:font-size-asian="8pt" style:font-size-complex="8pt"/>
    </style:style>
    <style:style style:name="P18" style:family="paragraph" style:parent-style-name="Standard" style:list-style-name="L1">
      <style:paragraph-properties fo:break-before="column"/>
      <style:text-properties style:font-name="Courier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Georgia"/>
    </style:style>
    <style:style style:name="T4" style:family="text">
      <style:text-properties style:font-name="Georgia" fo:font-weight="bold" style:font-weight-asian="bold" style:font-weight-complex="bold"/>
    </style:style>
    <style:style style:name="T5" style:family="text">
      <style:text-properties style:font-name="Georgia" style:text-underline-style="solid" style:text-underline-width="auto" style:text-underline-color="font-color"/>
    </style:style>
    <style:style style:name="T6" style:family="text">
      <style:text-properties style:font-name="Georgia" fo:font-weight="normal" style:font-size-asian="8pt" style:font-weight-asian="normal" style:font-size-complex="8pt" style:font-weight-complex="normal"/>
    </style:style>
    <style:style style:name="T7" style:family="text">
      <style:text-properties style:font-name="Georgia" fo:font-size="8pt" style:font-size-asian="8pt" style:font-size-complex="8pt"/>
    </style:style>
    <style:style style:name="T8" style:family="text">
      <style:text-properties style:font-name="Courier"/>
    </style:style>
    <style:style style:name="T9" style:family="text">
      <style:text-properties style:font-name="Courier" style:text-underline-style="none"/>
    </style:style>
    <style:style style:name="T10" style:family="text">
      <style:text-properties style:font-name="Courier" fo:font-weight="bold" style:font-weight-asian="bold" style:font-weight-complex="bold"/>
    </style:style>
    <style:style style:name="T11" style:family="text">
      <style:text-properties style:font-name="Courie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text-position="super 58%"/>
    </style:style>
    <style:style style:name="T15" style:family="text">
      <style:text-properties style:text-underline-style="none"/>
    </style:style>
    <style:style style:name="T16" style:family="text">
      <style:text-properties style:font-name="Courier1"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Name:</text:span>______________________________________</text:p>
          </table:table-cell>
          <table:table-cell table:style-name="Table1.A1" office:value-type="string">
            <text:p text:style-name="P2"><text:span text:style-name="T1">Date:</text:span><text:span text:style-name="T2">____/____/________</text:span></text:p>
          </table:table-cell>
        </table:table-row>
      </table:table>
      <text:p text:style-name="P5"><text:span text:style-name="T1"><text:line-break/>Midterm #1 - Sample Questions<text:line-break/></text:span><text:span text:style-name="T13"><text:line-break/></text:span></text:p>
      <text:list xml:id="list8393191224506118577" text:style-name="L1">
        <text:list-item>
          <text:p text:style-name="P12">Write out the result of this code. <text:s/>If there's output, write out what the code will output. <text:s/>If there's an error, write out why an error happened and how to fix it. (1 point)<text:line-break/><text:line-break/><text:span text:style-name="T8">distance = 150<text:line-break/>time = 10<text:line-break/>velocity = distance / time<text:line-break/>print(“The velocity is “ + velocity)<text:line-break/></text:span><text:line-break/></text:p>
        </text:list-item>
        <text:list-item>
          <text:p text:style-name="P12">What is the resulting Boolean value for the following expressions? (4 points)<text:line-break/></text:p>
          <text:list>
            <text:list-item>
              <text:p text:style-name="P13">False or True and False<text:tab/><text:tab/><text:tab/>a)_______________<text:line-break/></text:p>
            </text:list-item>
            <text:list-item>
              <text:p text:style-name="P13">True and not (9 &lt; 5)<text:tab/><text:tab/><text:tab/><text:tab/>b)_______________<text:line-break/></text:p>
            </text:list-item>
            <text:list-item>
              <text:p text:style-name="P13">24 / 12 &gt;= 2 and "hello" != "goodbye"<text:tab/>c)_______________<text:line-break/></text:p>
            </text:list-item>
            <text:list-item>
              <text:p text:style-name="P13">answer = "yeah"<text:tab/><text:tab/><text:tab/><text:tab/>d)_______________<text:line-break/>answer == "yes" or answer == "yeah"<text:line-break/></text:p>
            </text:list-item>
          </text:list>
        </text:list-item>
      </text:list>
      <text:p text:style-name="P6"/>
      <text:list xml:id="list2085918743" text:continue-numbering="true" text:style-name="L1">
        <text:list-item>
          <text:p text:style-name="P15"><text:span text:style-name="T3">Some tricky ones. <text:s/>What is the resulting Boolean value for the following expressions? <text:s/>If there's an error, write error. <text:s/>(3 points)<text:tab/></text:span><text:span text:style-name="T8"><text:tab/><text:tab/><text:line-break/></text:span></text:p>
          <text:list>
            <text:list-item>
              <text:p text:style-name="P13">55 != "hello"<text:tab/><text:tab/><text:tab/><text:tab/><text:tab/>a)_______________<text:line-break/></text:p>
            </text:list-item>
            <text:list-item>
              <text:p text:style-name="P13">"2" == 2<text:tab/><text:tab/><text:tab/><text:tab/><text:tab/>b)_______________<text:line-break/></text:p>
            </text:list-item>
            <text:list-item>
              <text:p text:style-name="P13"><text:span text:style-name="T8">"hello" &gt; 35<text:tab/><text:tab/><text:tab/><text:tab/><text:tab/>d)_______________</text:span><text:line-break/></text:p>
            </text:list-item>
          </text:list>
          <text:p text:style-name="P12"><text:line-break/><text:line-break/></text:p>
        </text:list-item>
        <text:list-item>
          <text:p text:style-name="P12">Fill in the blanks: 00001001 is _____________ <text:s/>in decimal, and 38 is ___ ___ ___ ___ ___ ___ ___ ___ in binary. (1 point)</text:p>
          <text:p text:style-name="P12"/>
        </text:list-item>
        <text:list-item>
          <text:p text:style-name="P12">What's the difference between a compiled and an interpreted language (1 point)?<text:line-break/><text:line-break/><text:line-break/><text:line-break/><text:line-break/></text:p>
        </text:list-item>
        <text:list-item>
          <text:p text:style-name="P12">What is the output of this code if the user enters 5 (2 points)</text:p>
          <text:p text:style-name="P13"><text:line-break/>def sum_numbers_up_to(last_number):</text:p>
          <text:p text:style-name="P13"><text:s text:c="4"/>total = 0</text:p>
          <text:p text:style-name="P13"><text:s text:c="4"/>for number in range(1, last_number + 1):</text:p>
          <text:p text:style-name="P13"><text:s text:c="8"/>total += number</text:p>
          <text:p text:style-name="P13"><text:s text:c="4"/>print(total)</text:p>
          <text:p text:style-name="P13"/>
          <text:p text:style-name="P13">def main():</text:p>
          <text:p text:style-name="P13"><text:s text:c="4"/>n = int(input('Number please!\n'))</text:p>
          <text:p text:style-name="P13"><text:s text:c="4"/>sum_numbers_up_to(n)</text:p>
          <text:p text:style-name="P13"/>
          <text:p text:style-name="P15"><text:span text:style-name="T8">main()</text:span><text:span text:style-name="T3"><text:line-break/></text:span></text:p>
          <text:p text:style-name="P15"/>
        </text:list-item>
        <text:list-item>
          <text:p text:style-name="P15"><text:span text:style-name="T3">Create a </text:span><text:span text:style-name="T4">while</text:span><text:span text:style-name="T3"> loop that prints out "Hi, how are you?" </text:span><text:span text:style-name="T4">forever</text:span><text:span text:style-name="T3">. <text:s/>(2 points)<text:line-break/><text:line-break/></text:span><text:span text:style-name="T5">Example Output</text:span><text:span text:style-name="T3">:<text:line-break/><text:line-break/></text:span><text:span text:style-name="T8">Hi, how are you?<text:line-break/>.<text:line-break/>.<text:line-break/>Hi, how are you?</text:span></text:p>
          <text:p text:style-name="P12"><text:line-break/><text:line-break/><text:line-break/><text:line-break/><text:line-break/><text:line-break/></text:p>
        </text:list-item>
        <text:list-item>
          <text:p text:style-name="P12"><text:soft-page-break/>You've just been hired by a party planning partnership called Party People Plus (whew, that's a lot of p's). <text:s/>They would like you to <text:span text:style-name="T1">write a program that prints out numbers in a count down based on a value entered by the program's user</text:span>. <text:s/>(6 points)<text:line-break/><text:line-break/>The program should do the following: <text:line-break/></text:p>
          <text:list>
            <text:list-item>
              <text:p text:style-name="P12">ask the user for number (and store the number entered) by saying: "How long before the party!?"</text:p>
            </text:list-item>
            <text:list-item>
              <text:p text:style-name="P12">print out: <text:s/>"Here's the count down!"</text:p>
            </text:list-item>
            <text:list-item>
              <text:p text:style-name="P12">count down from the number entered to 1 by printing out each number</text:p>
            </text:list-item>
            <text:list-item>
              <text:p text:style-name="P12">if the current number in the countdown is less than or equal to three, surround the number with asterisks</text:p>
            </text:list-item>
            <text:list-item>
              <text:p text:style-name="P12">at the end of the countdown, print out: "Party Time!!!"</text:p>
            </text:list-item>
            <text:list-item>
              <text:p text:style-name="P12">Example Output:</text:p>
              <text:p text:style-name="P17"/>
              <text:p text:style-name="P18">How long before the party!?</text:p>
              <text:p text:style-name="P13">&gt; 5</text:p>
              <text:p text:style-name="P13">Here's the count down!</text:p>
              <text:p text:style-name="P13">5</text:p>
              <text:p text:style-name="P13">4</text:p>
              <text:p text:style-name="P13">*3*</text:p>
              <text:p text:style-name="P13">*2*</text:p>
              <text:p text:style-name="P13">*1*</text:p>
              <text:p text:style-name="P13">Party Time!!!</text:p>
            </text:list-item>
          </text:list>
          <text:p text:style-name="P12"><text:line-break/></text:p>
          <text:p text:style-name="P12"><text:line-break/><text:line-break/><text:line-break/><text:line-break/><text:line-break/><text:span text:style-name="T3"><text:line-break/><text:line-break/><text:line-break/><text:line-break/></text:span></text:p>
          <text:p text:style-name="P15"><text:span text:style-name="T3"><text:line-break/></text:span></text:p>
        </text:list-item>
        <text:list-item>
          <text:p text:style-name="P10">Write a program that prints out a daily budget for a vacation. (7 points)</text:p>
          <text:list>
            <text:list-item>
              <text:p text:style-name="P12"><text:span text:style-name="T1">ask the user for the number of days</text:span><text:span text:style-name="T2"> of their vacation, as well as their </text:span><text:span text:style-name="T1">destination</text:span></text:p>
            </text:list-item>
            <text:list-item>
              <text:p text:style-name="P12"><text:span text:style-name="T2">based on the number of days the vacation is, </text:span><text:span text:style-name="T1">ask for how much they're spending on each day</text:span><text:span text:style-name="T2"> (x is the day's number):<text:line-break/></text:span><text:span text:style-name="T11">How much are you spending on day [x]</text:span><text:span text:style-name="T2">?</text:span></text:p>
            </text:list-item>
            <text:list-item>
              <text:p text:style-name="P12"><text:span text:style-name="T2">once you're done, </text:span><text:span text:style-name="T1">print out a report</text:span><text:span text:style-name="T2"> with the </text:span><text:span text:style-name="T1">destination</text:span><text:span text:style-name="T2">, </text:span><text:span text:style-name="T1">total cost</text:span><text:span text:style-name="T2">, and </text:span><text:span text:style-name="T1">amount</text:span><text:span text:style-name="T2"> per day</text:span></text:p>
            </text:list-item>
            <text:list-item>
              <text:p text:style-name="P11"><text:span text:style-name="T6">hint: how can the printing of the report be delayed until the end of the program?</text:span><text:line-break/></text:p>
            </text:list-item>
          </text:list>
          <text:p text:style-name="P11"><text:span text:style-name="T12">Example Output</text:span>: </text:p>
          <text:p text:style-name="P16">How many days is your vacation?</text:p>
          <text:p text:style-name="P16">&gt; 2</text:p>
          <text:p text:style-name="P16">Where are you going?</text:p>
          <text:p text:style-name="P16">&gt; Ottawa</text:p>
          <text:p text:style-name="P16">How much are you spending on day 1?</text:p>
          <text:p text:style-name="P16">&gt; 100</text:p>
          <text:p text:style-name="P16">How much are you spending on day 2?</text:p>
          <text:p text:style-name="P16">&gt; 200</text:p>
          <text:p text:style-name="P16">Your vacation to Ottawa is $400</text:p>
          <text:p text:style-name="P16">day 1 - $100</text:p>
          <text:p text:style-name="P12"><text:span text:style-name="T16">day 2 - $200</text:span></text:p>
          <text:p text:style-name="P15"><text:span text:style-name="T3"><text:line-break/></text:span><text:span text:style-name="T8"><text:line-break/></text:span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12"><text:soft-page-break/>Define the following terms (1 and ½ points)<text:line-break/><text:line-break/>program:<text:line-break/><text:line-break/><text:line-break/>function:<text:line-break/><text:line-break/><text:line-break/>call (as in call a function):<text:line-break/><text:line-break/><text:line-break/></text:p>
        </text:list-item>
        <text:list-item>
          <text:p text:style-name="P12">Answer the questions in the right column about the condition snippet of code in the left column. (6 points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1</text:p>
          </table:table-cell>
          <table:table-cell table:style-name="Table2.C1" office:value-type="string">
            <text:p text:style-name="P3">Question 2</text:p>
          </table:table-cell>
        </table:table-row>
        <table:table-row>
          <table:table-cell table:style-name="Table2.A2" office:value-type="string">
            <text:p text:style-name="P4">answer = input(<text:span text:style-name="T3">"</text:span>Type something plz: <text:span text:style-name="T3">"</text:span>)<text:line-break/>while answer != "yes" and answer != "yeah":</text:p>
            <text:p text:style-name="P4"><text:s text:c="4"/>print("I'm in yr while loop")</text:p>
            <text:p text:style-name="P4"><text:s text:c="4"/>answer = input(<text:span text:style-name="T3">"</text:span>Type something plz: <text:span text:style-name="T3">"</text:span>)</text:p>
          </table:table-cell>
          <table:table-cell table:style-name="Table2.A2" office:value-type="string">
            <text:p text:style-name="P1">If a user types in "no", what – if anything – would this program output?<text:line-break/><text:line-break/><text:line-break/></text:p>
          </table:table-cell>
          <table:table-cell table:style-name="Table2.C2" office:value-type="string">
            <text:p text:style-name="P1">Write down all of the values that a user could input to prevent the while loop from running.<text:line-break/><text:line-break/><text:line-break/><text:line-break/></text:p>
          </table:table-cell>
        </table:table-row>
        <table:table-row>
          <table:table-cell table:style-name="Table2.A2" office:value-type="string">
            <text:p text:style-name="P4">answer = input("Type something plz: ")</text:p>
            <text:p text:style-name="P4">another = input("Type another thing plz: ")</text:p>
            <text:p text:style-name="P4"><text:line-break/>if answer == "no" and another == "n":</text:p>
            <text:p text:style-name="P4"><text:s text:c="4"/>print("Ohhh no!")</text:p>
            <text:p text:style-name="P4">elif answer == "yes" or another == "y":</text:p>
            <text:p text:style-name="P4"><text:s text:c="4"/>print("Yeaaahhhh")</text:p>
            <text:p text:style-name="P4">else:</text:p>
            <text:p text:style-name="P4"><text:s text:c="4"/>print("Huh?")</text:p>
            <text:p text:style-name="P4"/>
          </table:table-cell>
          <table:table-cell table:style-name="Table2.A2" office:value-type="string">
            <text:p text:style-name="P1">If a user types in the word "yes" for the first question and "comfy-pants" for the second, what – if anything – would this program output?<text:line-break/><text:line-break/><text:line-break/><text:line-break/><text:line-break/><text:line-break/></text:p>
          </table:table-cell>
          <table:table-cell table:style-name="Table2.C2" office:value-type="string">
            <text:p text:style-name="P1">What values must the user enter <text:s text:c="2"/>for this program to print "Ohhh no!"?</text:p>
          </table:table-cell>
        </table:table-row>
        <table:table-row>
          <table:table-cell table:style-name="Table2.A2" office:value-type="string">
            <text:p text:style-name="P4">def greet(name, num_exclamation_points):</text:p>
            <text:p text:style-name="P4"><text:s text:c="4"/>punctuation = '!' * num_exclamation_points</text:p>
            <text:p text:style-name="P4"><text:s text:c="4"/>print('Hi ' + name + punctuation)</text:p>
          </table:table-cell>
          <table:table-cell table:style-name="Table2.A2" office:value-type="string">
            <text:p text:style-name="P1">How many parameters does the function, greet, take?<text:line-break/><text:line-break/></text:p>
          </table:table-cell>
          <table:table-cell table:style-name="Table2.C2" office:value-type="string">
            <text:p text:style-name="P1">How would you call this function so that the output is “Hi Harriet!!!”?<text:line-break/><text:line-break/><text:line-break/><text:line-break/></text:p>
          </table:table-cell>
        </table:table-row>
      </table:table>
      <text:list xml:id="list330978420" text:continue-numbering="true" text:style-name="L1">
        <text:list-header>
          <text:p text:style-name="P13"/>
        </text:list-header>
        <text:list-item>
          <text:p text:style-name="P12">Write a program that <text:span text:style-name="T1">continually asks for numbers</text:span> <text:span text:style-name="T1">until the user enters three consecutive numbers that are all the same</text:span>. <text:s/>Once three consecutive numbers that are equal are entered, the program will <text:span text:style-name="T1">print out </text:span><text:span text:style-name="T10">'Done!'</text:span>. <text:s/>Assume that the user only enters numbers.<text:line-break/><text:line-break/>Hints: <text:s/></text:p>
          <text:list>
            <text:list-item>
              <text:p text:style-name="P12">you will have to keep track of a previous value (but how will you initialize it?)</text:p>
            </text:list-item>
            <text:list-item>
              <text:p text:style-name="P12">3 consecutive numbers means that the 1<text:span text:style-name="T14">st</text:span> in the series wasn't equal to a previous, but the next two are</text:p>
            </text:list-item>
          </text:list>
          <text:p text:style-name="P12"><text:line-break/><text:span text:style-name="T12">Example Output</text:span><text:span text:style-name="T15">:<text:line-break/></text:span><text:span text:style-name="T9">Please enter a number</text:span></text:p>
          <text:p text:style-name="P14">&gt; 5</text:p>
          <text:p text:style-name="P14">Please enter a number<text:line-break/>&gt; 5</text:p>
          <text:p text:style-name="P14">Please enter a number</text:p>
          <text:p text:style-name="P14">&gt; 7</text:p>
          <text:p text:style-name="P14">Please enter a number</text:p>
          <text:p text:style-name="P14">&gt; 7</text:p>
          <text:p text:style-name="P14">Please enter a number</text:p>
          <text:p text:style-name="P15"><text:span text:style-name="T9">&gt; 7<text:line-break/>Done!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12"><text:soft-page-break/>Here is a partial implementation of a program that:<text:line-break/></text:p>
          <text:list>
            <text:list-item>
              <text:p text:style-name="P12"><text:span text:style-name="T1">generates a series of numbers, each a random value</text:span> from 1 through 11 </text:p>
            </text:list-item>
            <text:list-item>
              <text:p text:style-name="P12"><text:span text:style-name="T1">prints out</text:span> each generated number</text:p>
            </text:list-item>
            <text:list-item>
              <text:p text:style-name="P12"><text:span text:style-name="T1">keeps a running total of the generated numbers</text:span> <text:s/></text:p>
            </text:list-item>
            <text:list-item>
              <text:p text:style-name="P15"><text:span text:style-name="T4">stops printing</text:span><text:span text:style-name="T3"> the numbers when the <text:s/></text:span><text:span text:style-name="T4">sum</text:span><text:span text:style-name="T3"> of the numbers generated reaches </text:span><text:span text:style-name="T4">21 or over</text:span><text:span text:style-name="T3"><text:line-break/><text:line-break/>Fill in the blanks to complete the implementation. <text:s/>Example output is provided on the left. <text:s/>(5 points)<text:line-break/>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<text:span text:style-name="T12">Example Run 1:</text:span><text:line-break/>7</text:p>
            <text:p text:style-name="P1">10</text:p>
            <text:p text:style-name="P1">5</text:p>
          </table:table-cell>
          <table:table-cell table:style-name="Table4.A1" office:value-type="string">
            <text:p text:style-name="P1"><text:span text:style-name="T12">Example Run 2:</text:span><text:line-break/>2</text:p>
            <text:p text:style-name="P1">8</text:p>
            <text:p text:style-name="P1">10</text:p>
            <text:p text:style-name="P1">6</text:p>
          </table:table-cell>
          <table:table-cell table:style-name="Table4.A1" office:value-type="string">
            <text:p text:style-name="P4"><text:line-break/>import __________________________<text:line-break/></text:p>
            <text:p text:style-name="P4">total = <text:s/>__________<text:line-break/></text:p>
            <text:p text:style-name="P4">while ___________________________________:<text:line-break/></text:p>
            <text:p text:style-name="P4"><text:s text:c="4"/>random_value = ____________________________________<text:line-break/></text:p>
            <text:p text:style-name="P4"><text:s text:c="4"/>print(random_value)<text:line-break/></text:p>
            <text:p text:style-name="P4"><text:s text:c="4"/>total = total + ______________<text:line-break/></text:p>
          </table:table-cell>
        </table:table-row>
      </table:table>
      <text:list xml:id="list736861304" text:continue-numbering="true" text:style-name="L1">
        <text:list-header>
          <text:p text:style-name="P15"><text:span text:style-name="T3"><text:line-break/></text:span></text:p>
        </text:list-header>
        <text:list-item>
          <text:p text:style-name="P12">This chart <text:s/>describes the order in which types of operators are evaluated, along with examples of each. <text:s/>Fill in the blanks: (4 points)<text:line-break/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Order Evaluated<text:line-break/>(1, 2, 3 or 4)</text:p>
          </table:table-cell>
          <table:table-cell table:style-name="Table3.A1" office:value-type="string">
            <text:p text:style-name="P3">Type of Operator</text:p>
          </table:table-cell>
          <table:table-cell table:style-name="Table3.C1" office:value-type="string">
            <text:p text:style-name="P3">Example Operator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Comparison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Logical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Parentheses</text:p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Numeric and/or String Operators</text:p>
          </table:table-cell>
          <table:table-cell table:style-name="Table3.C2" office:value-type="string">
            <text:p text:style-name="P1"/>
          </table:table-cell>
        </table:table-row>
      </table:table>
      <text:list xml:id="list2002429820" text:continue-numbering="true" text:style-name="L1">
        <text:list-header>
          <text:p text:style-name="P15"><text:span text:style-name="T3"><text:line-break/></text:span></text:p>
        </text:list-header>
        <text:list-item>
          <text:p text:style-name="P15"><text:span text:style-name="T3">Use DeMorgan's law to write an equivalent if statement adjacent to the one shown below (1 point):<text:line-break/><text:line-break/></text:span><text:span text:style-name="T8">if not (age &gt;= 21 and has_id == True):<text:tab/>if _______________________________________:<text:line-break/><text:tab/>print("Not allowed in the pub")<text:tab/><text:tab/>print("Not allowed in the pub")</text:span></text:p>
          <text:p text:style-name="P13"/>
          <text:p text:style-name="P15"><text:span text:style-name="T3"><text:line-break/>Use logical opposites to remove nots from you answer above (1 point):<text:line-break/><text:line-break/></text:span><text:span text:style-name="T8">if _______________________________________:</text:span><text:span text:style-name="T3"><text:line-break/></text:span><text:span text:style-name="T8"><text:tab/>print("Not allowed in the pub")</text:span><text:span text:style-name="T3"><text:line-break/></text:span></text:p>
        </text:list-item>
        <text:list-item>
          <text:p text:style-name="P15"><text:span text:style-name="T3">Define a function called </text:span><text:span text:style-name="T8">calculate_volume</text:span><text:span text:style-name="T3">. <text:s/>It should have three parameters, </text:span><text:span text:style-name="T8">length</text:span><text:span text:style-name="T3">, </text:span><text:span text:style-name="T8">width</text:span><text:span text:style-name="T3">, and </text:span><text:span text:style-name="T8">height</text:span><text:span text:style-name="T3">. <text:s/>The function should multiply all 3 values and print out the result. <text:s/>Define a second function called </text:span><text:span text:style-name="T8">main</text:span><text:span text:style-name="T3">. <text:s/>This function should call the first one using values collected from user input. <text:s/>Finally, call </text:span><text:span text:style-name="T8">main</text:span><text:span text:style-name="T3">. <text:s/>The output of the final program should be something like (5 points):<text:line-break/><text:line-break/>What is the object's length?<text:line-break/>&gt; 5<text:line-break/>What is the object's width?</text:span></text:p>
          <text:p text:style-name="P15"><text:span text:style-name="T3">&gt; 2<text:line-break/>What is the object's height?<text:line-break/>&gt; 3<text:line-break/>The objects volume is 30.<text:line-break/></text:span><text:span text:style-name="T8">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30T19:13:19</meta:creation-date>
    <dc:date>2015-02-25T12:05:26</dc:date>
    <dc:creator>Joe Versoza</dc:creator>
    <meta:editing-duration>P6DT6H35M36S</meta:editing-duration>
    <meta:editing-cycles>51</meta:editing-cycles>
    <meta:generator>OpenOffice/4.1.1$Unix OpenOffice.org_project/411m6$Build-9775</meta:generator>
    <meta:printed-by>Joseph Versoza</meta:printed-by>
    <meta:print-date>2013-10-03T22:58:52</meta:print-date>
    <meta:document-statistic meta:table-count="4" meta:image-count="0" meta:object-count="0" meta:page-count="4" meta:paragraph-count="134" meta:word-count="1155" meta:character-count="6764"/>
  </office:meta>
</office:document-meta>
</file>